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3.433cm" fo:min-width="4.707cm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CF_20_Many" draw:marker-end-width="1.016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color="#000000" draw:marker-start="CF_20_Many" draw:marker-start-width="1.016cm" draw:fill="none" draw:textarea-vertical-align="middle"/>
    </style:style>
    <style:style style:name="gr8" style:family="graphic" style:parent-style-name="objectwithoutfill">
      <style:graphic-properties svg:stroke-color="#000000" draw:marker-end="CF_20_Many" draw:marker-end-width="1.01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7.35cm" svg:y="1.762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26cm" svg:height="3.429cm" svg:x="7.477cm" svg:y="14.208cm"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699cm" svg:height="3.048cm" svg:x="7.35cm" svg:y="8.747cm">
          <text:p text:style-name="P1">Check Out Lo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826cm" svg:height="3.683cm" svg:x="2.143cm" svg:y="21.828cm">
          <text:p text:style-name="P1">Auth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5.207cm" svg:height="3.683cm" svg:x="14.335cm" svg:y="21.32cm">
          <text:p text:style-name="P1">Genr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9.509cm" svg:y1="5.699cm" svg:x2="9.509cm" svg:y2="8.62cm">
          <text:p/>
        </draw:line>
        <draw:line draw:style-name="gr7" draw:text-style-name="P2" draw:layer="layout" svg:x1="9.763cm" svg:y1="11.795cm" svg:x2="9.763cm" svg:y2="14.208cm">
          <text:p/>
        </draw:line>
        <draw:line draw:style-name="gr8" draw:text-style-name="P2" draw:layer="layout" svg:x1="5.699cm" svg:y1="21.828cm" svg:x2="9.001cm" svg:y2="17.764cm">
          <text:p/>
        </draw:line>
        <draw:line draw:style-name="gr7" draw:text-style-name="P2" draw:layer="layout" svg:x1="12.303cm" svg:y1="17.764cm" svg:x2="16.621cm" svg:y2="21.1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0:35:11.704314901</meta:creation-date>
    <dc:date>2019-09-03T11:02:57.343135973</dc:date>
    <meta:editing-duration>PT7M45S</meta:editing-duration>
    <meta:editing-cycles>2</meta:editing-cycles>
    <meta:generator>LibreOffice/6.0.7.3$Linux_X86_64 LibreOffice_project/00m0$Build-3</meta:generator>
    <meta:document-statistic meta:object-count="9"/>
  </office:meta>
</office:document-meta>
</file>